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944cm" fo:min-width="1.728cm"/>
    </style:style>
    <style:style style:name="gr2" style:family="graphic" style:parent-style-name="standard">
      <style:graphic-properties draw:textarea-horizontal-align="justify" draw:textarea-vertical-align="middle" draw:auto-grow-height="false" fo:min-height="2.048cm" fo:min-width="2.099cm"/>
    </style:style>
    <style:style style:name="gr3" style:family="graphic" style:parent-style-name="standard">
      <style:graphic-properties draw:textarea-horizontal-align="justify" draw:textarea-vertical-align="middle" draw:auto-grow-height="false" fo:min-height="10.202cm" fo:min-width="2.099cm"/>
    </style:style>
    <style:style style:name="gr4" style:family="graphic" style:parent-style-name="standard">
      <style:graphic-properties draw:textarea-horizontal-align="justify" draw:textarea-vertical-align="middle" draw:auto-grow-height="false" fo:min-height="2.048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1.305cm" fo:min-width="3.308cm"/>
    </style:style>
    <style:style style:name="gr6" style:family="graphic" style:parent-style-name="standard">
      <style:graphic-properties draw:textarea-horizontal-align="justify" draw:textarea-vertical-align="middle" draw:auto-grow-height="false" fo:min-height="6.988cm" fo:min-width="2.099cm"/>
    </style:style>
    <style:style style:name="gr7" style:family="graphic" style:parent-style-name="standard">
      <style:graphic-properties draw:auto-grow-height="false" fo:min-height="16.019cm" fo:min-width="26.476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2.042cm" fo:min-width="1.362cm"/>
    </style:style>
    <style:style style:name="gr9" style:family="graphic" style:parent-style-name="standard">
      <style:graphic-properties draw:textarea-horizontal-align="justify" draw:textarea-vertical-align="middle" draw:auto-grow-height="false" fo:min-height="0.722cm" fo:min-width="25.8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2" style:family="graphic" style:parent-style-name="standard">
      <style:graphic-properties draw:marker-start="Arrow" draw:marker-end="Arrow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98cm" fo:min-width="4.7cm"/>
    </style:style>
    <style:style style:name="gr1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0.2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2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0.6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0.3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0.7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0.6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2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1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48cm"/>
    </style:style>
    <style:style style:name="gr27" style:family="graphic" style:parent-style-name="standard">
      <style:graphic-properties draw:stroke="dash" draw:stroke-dash="Fine_20_Dashed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8cm" svg:height="13.194cm" svg:x="1.721cm" svg:y="5.506cm">
          <text:p text:style-name="P1">Socket</text:p>
          <text:p text:style-name="P1">.io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9cm" svg:height="2.298cm" svg:x="5.192cm" svg:y="5.581cm">
          <text:p text:style-name="P1">Fil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599cm" svg:height="10.452cm" svg:x="5.192cm" svg:y="8.248cm">
          <text:p text:style-name="P1"><text:span text:style-name="T1">Op</text:span><text:span text:style-name="T1">era</text:span><text:span text:style-name="T1">tion</text:span></text:p>
          <text:p text:style-name="P1"><text:span text:style-name="T1">Ma</text:span><text:span text:style-name="T1">nag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99cm" svg:height="2.298cm" svg:x="9.091cm" svg:y="8.339cm">
          <text:p text:style-name="P1">Dcraw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2.298cm" svg:x="13.268cm" svg:y="8.347cm">
          <text:p text:style-name="P1"><text:span text:style-name="T1">J</text:span><text:span text:style-name="T1">D</text:span><text:span text:style-name="T1">C</text:span><text:span text:style-name="T1">R</text:span><text:span text:style-name="T1">A</text:span><text:span text:style-name="T1">W</text:span></text:p>
          <text:p text:style-name="P1"><text:span text:style-name="T1">Li</text:span><text:span text:style-name="T1">b</text:span><text:span text:style-name="T1">r</text:span><text:span text:style-name="T1">a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5.384cm" svg:height="2.199cm" svg:x="18.096cm" svg:y="8.438cm">
          <text:p text:style-name="P1">Dcraw exec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99cm" svg:height="7.238cm" svg:x="9.091cm" svg:y="11.462cm">
          <text:p text:style-name="P1"><text:span text:style-name="T1">Adams</text:span></text:p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7" draw:layer="layout" svg:width="27.2cm" svg:height="16.493cm" svg:x="1.2cm" svg:y="3.30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7.91830798133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" xml:id="id2" draw:id="id2" draw:layer="layout" svg:width="3.527cm" svg:height="2.291cm" svg:x="10.298cm" svg:y="3.857cm">
          <text:p text:style-name="P1">Local</text:p>
          <text:p text:style-name="P1">Cache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9" draw:text-style-name="P1" xml:id="id4" draw:id="id4" draw:layer="layout" svg:width="26.736cm" svg:height="1.374cm" svg:x="1.386cm" svg:y="1.2cm">
          <text:p text:style-name="P1">CLOUD: To file storage serve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0" draw:text-style-name="P2" draw:layer="layout" svg:x1="4.049cm" svg:y1="6.698cm" svg:x2="5.1cm" svg:y2="6.7cm">
          <text:p/>
        </draw:line>
        <draw:line draw:style-name="gr10" draw:text-style-name="P2" draw:layer="layout" svg:x1="4cm" svg:y1="12.2cm" svg:x2="5.285cm" svg:y2="12.195cm">
          <text:p/>
        </draw:line>
        <draw:line draw:style-name="gr10" draw:text-style-name="P2" draw:layer="layout" svg:x1="7.791cm" svg:y1="8.713cm" svg:x2="9.091cm" svg:y2="8.713cm">
          <text:p/>
        </draw:line>
        <draw:line draw:style-name="gr11" draw:text-style-name="P2" draw:layer="layout" svg:x1="7.791cm" svg:y1="9.996cm" svg:x2="9.091cm" svg:y2="9.996cm">
          <text:p/>
        </draw:line>
        <draw:line draw:style-name="gr10" draw:text-style-name="P2" draw:layer="layout" svg:x1="7.8cm" svg:y1="13cm" svg:x2="9.091cm" svg:y2="13.02cm">
          <text:p/>
        </draw:line>
        <draw:line draw:style-name="gr10" draw:text-style-name="P2" draw:layer="layout" svg:x1="7.791cm" svg:y1="17.418cm" svg:x2="9.091cm" svg:y2="17.418cm">
          <text:p/>
        </draw:line>
        <draw:line draw:style-name="gr10" draw:text-style-name="P2" draw:layer="layout" svg:x1="11.69cm" svg:y1="8.897cm" svg:x2="13.175cm" svg:y2="8.897cm">
          <text:p/>
        </draw:line>
        <draw:line draw:style-name="gr11" draw:text-style-name="P2" draw:layer="layout" svg:x1="11.69cm" svg:y1="9.996cm" svg:x2="13.175cm" svg:y2="9.996cm">
          <text:p/>
        </draw:line>
        <draw:line draw:style-name="gr11" draw:text-style-name="P2" draw:layer="layout" svg:x1="15.868cm" svg:y1="10.088cm" svg:x2="18.374cm" svg:y2="10.088cm">
          <text:p/>
        </draw:line>
        <draw:line draw:style-name="gr10" draw:text-style-name="P2" draw:layer="layout" svg:x1="15.868cm" svg:y1="8.988cm" svg:x2="18.467cm" svg:y2="8.988cm">
          <text:p/>
        </draw:line>
        <draw:connector draw:style-name="gr12" draw:text-style-name="P1" draw:layer="layout" svg:x1="20.788cm" svg:y1="8.438cm" svg:x2="13.825cm" svg:y2="5.003cm" draw:start-shape="id1" draw:start-glue-point="4" draw:end-shape="id2" draw:end-glue-point="8" svg:d="M20788 8438v-3435h-6963" svg:viewBox="0 0 6964 3436">
          <text:p/>
        </draw:connector>
        <draw:line draw:style-name="gr13" draw:text-style-name="P2" draw:layer="layout" svg:x1="6.306cm" svg:y1="2.574cm" svg:x2="6.306cm" svg:y2="5.598cm">
          <text:p text:style-name="P1"/>
          <text:p text:style-name="P1"/>
          <text:p text:style-name="P1"/>
          <text:p text:style-name="P1"/>
        </draw:line>
        <draw:line draw:style-name="gr10" draw:text-style-name="P2" draw:layer="layout" svg:x1="7.791cm" svg:y1="6.698cm" svg:x2="10.39cm" svg:y2="5.69cm">
          <text:p/>
        </draw:line>
        <draw:line draw:style-name="gr11" draw:text-style-name="P2" draw:layer="layout" svg:x1="3.9cm" svg:y1="16.7cm" svg:x2="5.285cm" svg:y2="16.685cm">
          <text:p/>
        </draw:line>
        <draw:custom-shape draw:style-name="gr14" draw:text-style-name="P1" draw:layer="layout" svg:width="10.398cm" svg:height="6.689cm" svg:x="14.939cm" svg:y="11.645cm">
          <text:p text:style-name="P1">Adams Processor:</text:p>
          <text:p text:style-name="P1">Custom Routines</text:p>
          <text:p text:style-name="P1">For Image Processing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2" draw:layer="layout" svg:x1="11.69cm" svg:y1="12.836cm" svg:x2="19.302cm" svg:y2="12.836cm">
          <text:p text:style-name="P1">14</text:p>
          <text:p text:style-name="P1"/>
        </draw:line>
        <draw:line draw:style-name="gr15" draw:text-style-name="P2" draw:layer="layout" svg:x1="11.69cm" svg:y1="16.043cm" svg:x2="16.796cm" svg:y2="16.043cm">
          <text:p text:style-name="P1">15</text:p>
          <text:p text:style-name="P1"/>
        </draw:line>
        <draw:frame draw:style-name="gr16" draw:text-style-name="P3" draw:layer="layout" svg:width="0.853cm" svg:height="0.962cm" svg:x="6.442cm" svg:y="4.132cm">
          <draw:text-box>
            <text:p>2</text:p>
          </draw:text-box>
        </draw:frame>
        <draw:frame draw:style-name="gr16" draw:text-style-name="P3" draw:layer="layout" svg:width="0.853cm" svg:height="0.962cm" svg:x="4.193cm" svg:y="5.698cm">
          <draw:text-box>
            <text:p>1</text:p>
          </draw:text-box>
        </draw:frame>
        <draw:frame draw:style-name="gr17" draw:text-style-name="P3" draw:layer="layout" svg:width="0.853cm" svg:height="0.962cm" svg:x="4.049cm" svg:y="11.287cm">
          <draw:text-box>
            <text:p>4</text:p>
          </draw:text-box>
        </draw:frame>
        <draw:frame draw:style-name="gr18" draw:text-style-name="P3" draw:layer="layout" svg:width="1.205cm" svg:height="0.962cm" svg:x="3.963cm" svg:y="15.712cm">
          <draw:text-box>
            <text:p>18</text:p>
          </draw:text-box>
        </draw:frame>
        <draw:frame draw:style-name="gr19" draw:text-style-name="P3" draw:layer="layout" svg:width="0.853cm" svg:height="0.962cm" svg:x="8.62cm" svg:y="6.208cm">
          <draw:text-box>
            <text:p>3</text:p>
          </draw:text-box>
        </draw:frame>
        <draw:frame draw:style-name="gr20" draw:text-style-name="P3" draw:layer="layout" svg:width="0.791cm" svg:height="0.962cm" svg:x="7.97cm" svg:y="8.656cm">
          <draw:text-box>
            <text:p>5</text:p>
          </draw:text-box>
        </draw:frame>
        <draw:frame draw:style-name="gr21" draw:text-style-name="P3" draw:layer="layout" svg:width="1.205cm" svg:height="0.962cm" svg:x="7.813cm" svg:y="9.904cm">
          <draw:text-box>
            <text:p>12</text:p>
          </draw:text-box>
        </draw:frame>
        <draw:frame draw:style-name="gr22" draw:text-style-name="P3" draw:layer="layout" svg:width="1.225cm" svg:height="1.008cm" svg:x="7.8cm" svg:y="13.1cm">
          <draw:text-box>
            <text:p>13</text:p>
          </draw:text-box>
        </draw:frame>
        <draw:frame draw:style-name="gr23" draw:text-style-name="P3" draw:layer="layout" svg:width="1.205cm" svg:height="0.962cm" svg:x="7.828cm" svg:y="17.418cm">
          <draw:text-box>
            <text:p>16</text:p>
          </draw:text-box>
        </draw:frame>
        <draw:frame draw:style-name="gr24" draw:text-style-name="P3" draw:layer="layout" svg:width="0.853cm" svg:height="0.962cm" svg:x="11.969cm" svg:y="7.98cm">
          <draw:text-box>
            <text:p>6</text:p>
          </draw:text-box>
        </draw:frame>
        <draw:frame draw:style-name="gr18" draw:text-style-name="P3" draw:layer="layout" svg:width="1.205cm" svg:height="0.962cm" svg:x="11.805cm" svg:y="10.031cm">
          <draw:text-box>
            <text:p>11</text:p>
          </draw:text-box>
        </draw:frame>
        <draw:frame draw:style-name="gr17" draw:text-style-name="P3" draw:layer="layout" svg:width="0.853cm" svg:height="0.962cm" svg:x="16.703cm" svg:y="8.255cm">
          <draw:text-box>
            <text:p>7</text:p>
          </draw:text-box>
        </draw:frame>
        <draw:frame draw:style-name="gr25" draw:text-style-name="P3" draw:layer="layout" svg:width="1.205cm" svg:height="0.962cm" svg:x="16.64cm" svg:y="9.939cm">
          <draw:text-box>
            <text:p>10</text:p>
          </draw:text-box>
        </draw:frame>
        <draw:frame draw:style-name="gr26" draw:text-style-name="P3" draw:layer="layout" svg:width="1.56cm" svg:height="0.962cm" svg:x="20.739cm" svg:y="5.506cm">
          <draw:text-box>
            <text:p>8, 9</text:p>
          </draw:text-box>
        </draw:frame>
        <draw:connector draw:style-name="gr27" draw:text-style-name="P1" draw:layer="layout" draw:line-skew="2.588cm" svg:x1="6.491cm" svg:y1="8.248cm" svg:x2="14.754cm" svg:y2="2.574cm" draw:start-shape="id3" draw:start-glue-point="0" draw:end-shape="id4" svg:d="M6491 8248v-248h8263v-5426" svg:viewBox="0 0 8264 5675">
          <text:p/>
        </draw:connector>
        <draw:frame draw:style-name="gr25" draw:text-style-name="P3" draw:layer="layout" svg:width="1.205cm" svg:height="0.962cm" svg:x="14.595cm" svg:y="6.3cm">
          <draw:text-box>
            <text:p>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6:09:56.346856506</meta:creation-date>
    <dc:date>2018-01-12T19:21:40.421444537</dc:date>
    <meta:editing-duration>PT2H42M49S</meta:editing-duration>
    <meta:editing-cycles>2</meta:editing-cycles>
    <meta:generator>LibreOffice/5.1.6.2$Linux_X86_64 LibreOffice_project/10m0$Build-2</meta:generator>
    <meta:document-statistic meta:object-count="43"/>
  </office:meta>
</office:document-meta>
</file>